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7.8602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0.3445in"/>
    </style:style>
    <style:style style:name="co6" style:family="table-column">
      <style:table-column-properties fo:break-before="auto" style:column-width="1.2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visibility="collapse" table:number-columns-repeated="5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on board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Qty Req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 per Board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B25 Connector</text:p>
          </table:table-cell>
          <table:table-cell table:style-name="ce1" office:value-type="string" calcext:value-type="string">
            <text:p>X1-G</text:p>
          </table:table-cell>
          <table:table-cell office:value-type="string" calcext:value-type="string">
            <text:p><text:a xlink:href="https://www.ebay.com/itm/173348286051/" xlink:type="simple">https://www.ebay.com/itm/173348286051/</text:a> OR <text:a xlink:href="https://www.mouser.com/ProductDetail/TE-Connectivity/5747842-2?qs=DUjmvCJSYRDG5BcAOUcXUA%3D%3D" xlink:type="simple">https://www.mouser.com/ProductDetail/TE-Connectivity/5747842-2?qs=DUjmvCJSYRDG5BcAOUcXUA%3D%3D</text:a>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14.25" calcext:value-type="currency">
            <text:p>$14.25</text:p>
          </table:table-cell>
          <table:table-cell office:value-type="float" office:value="10" calcext:value-type="float">
            <text:p>10</text:p>
          </table:table-cell>
          <table:table-cell table:formula="of:=IF([.E2] &gt; 0; ([.E2]/[.F2]) * [.D2]; &quot;&quot;)" office:value-type="currency" office:currency="USD" office:value="1.425" calcext:value-type="currency">
            <text:p>$1.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3] &gt; 0; ([.E3]/[.F3]) * [.D3]; &quot;&quot;)">
            <text:p/>
          </table:table-cell>
          <table:table-cell table:number-columns-repeated="57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<text:a xlink:href="https://www.mouser.com/ProductDetail/Adafruit/373" xlink:type="simple">https://www.mouser.com/ProductDetail/Adafruit/373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IF([.E4] &gt; 0; ([.E4]/[.F4]) * [.D4]; &quot;&quot;)" office:value-type="currency" office:currency="USD" office:value="0.95" calcext:value-type="currency">
            <text:p>$0.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Filtering Caps</text:p>
          </table:table-cell>
          <table:table-cell office:value-type="string" calcext:value-type="string">
            <text:p>C1, C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F([.E5] &gt; 0; ([.E5]/[.F5]) * [.D5]; &quot;&quot;)">
            <text:p/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6] &gt; 0; ([.E6]/[.F6]) * [.D6]; &quot;&quot;)">
            <text:p/>
          </table:table-cell>
          <table:table-cell table:number-columns-repeated="57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7] &gt; 0; ([.E7]/[.F7]) * [.D7]; &quot;&quot;)">
            <text:p/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8] &gt; 0; ([.E8]/[.F8]) * [.D8]; &quot;&quot;)">
            <text:p/>
          </table:table-cell>
          <table:table-cell table:number-columns-repeated="57"/>
        </table:table-row>
        <table:table-row table:style-name="ro1">
          <table:table-cell office:value-type="string" calcext:value-type="string">
            <text:p>Ultimate GPS Breakout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<text:a xlink:href="https://www.adafruit.com/product/746/" xlink:type="simple">https://www.adafruit.com/product/746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.95" calcext:value-type="currency">
            <text:p>$39.95</text:p>
          </table:table-cell>
          <table:table-cell office:value-type="float" office:value="1" calcext:value-type="float">
            <text:p>1</text:p>
          </table:table-cell>
          <table:table-cell table:formula="of:=IF([.E9] &gt; 0; ([.E9]/[.F9]) * [.D9]; &quot;&quot;)" office:value-type="currency" office:currency="USD" office:value="39.95" calcext:value-type="currency">
            <text:p>$39.95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TC</text:p>
          </table:table-cell>
          <table:table-cell office:value-type="string" calcext:value-type="string">
            <text:p><text:a xlink:href="https://www.adafruit.com/product/3013/" xlink:type="simple">https://www.adafruit.com/product/3013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float" office:value="1" calcext:value-type="float">
            <text:p>1</text:p>
          </table:table-cell>
          <table:table-cell table:formula="of:=IF([.E10] &gt; 0; ([.E10]/[.F10]) * [.D10]; &quot;&quot;)" office:value-type="currency" office:currency="USD" office:value="13.95" calcext:value-type="currency">
            <text:p>$13.95</text:p>
          </table:table-cell>
          <table:table-cell table:number-columns-repeated="57"/>
        </table:table-row>
        <table:table-row table:style-name="ro2">
          <table:table-cell table:number-columns-repeated="2" office:value-type="string" calcext:value-type="string">
            <text:p>74HC595</text:p>
          </table:table-cell>
          <table:table-cell office:value-type="string" calcext:value-type="string">
            <text:p><text:a xlink:href="https://www.ebay.com/itm/254185620371/" xlink:type="simple">https://www.ebay.com/itm/254185620371/</text:a> OR <text:a xlink:href="https://www.mouser.com/ProductDetail/Texas-Instruments/SN74HC595N" xlink:type="simple">https://www.mouser.com/ProductDetail/Texas-Instruments/SN74HC595N</text:a><text:a xlink:href="https://www.mouser.com/ProductDetail/SparkFun/COM-13699?qs=WyAARYrbSnY5RQTDrhuhJA%3D%3D&amp;mgh=1&amp;gclid=EAIaIQobChMI0b3k9Mnj8gIVkLjICh0VlQLjEAYYASABEgIoEPD_BwE" xlink:type="simple">https://www.mouser.com/ProductDetail/SparkFun/COM-13699?qs=WyAARYrbSnY5RQTDrhuhJA%3D%3D&amp;mgh=1&amp;gclid=EAIaIQobChMI0b3k9Mnj8gIVkLjICh0VlQLjEAYYASABEgIoEPD_BwE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5" calcext:value-type="float">
            <text:p>5</text:p>
          </table:table-cell>
          <table:table-cell table:formula="of:=IF([.E11] &gt; 0; ([.E11]/[.F11]) * [.D11]; &quot;&quot;)" office:value-type="currency" office:currency="USD" office:value="1.596" calcext:value-type="currency">
            <text:p>$1.60</text:p>
          </table:table-cell>
          <table:table-cell table:number-columns-repeated="57"/>
        </table:table-row>
        <table:table-row table:style-name="ro2">
          <table:table-cell table:number-columns-repeated="2" office:value-type="string" calcext:value-type="string">
            <text:p>CD74HC238E</text:p>
          </table:table-cell>
          <table:table-cell office:value-type="string" calcext:value-type="string">
            <text:p><text:a xlink:href="https://www.mouser.com/ProductDetail/Texas-Instruments/CD74HCT238E?qs=xFfolx0DHx0%2FvPKBjWeH1Q%3D%3D&amp;mgh=1&amp;gclid=EAIaIQobChMIupSrg8rj8gIVjLbICh1EHQBvEAYYASABEgLaavD_BwE" xlink:type="simple">https://www.mouser.com/ProductDetail/Texas-Instruments/CD74HCT238E?qs=xFfolx0DHx0%2FvPKBjWeH1Q%3D%3D&amp;mgh=1&amp;gclid=EAIaIQobChMIupSrg8rj8gIVjLbICh1EHQBvEAYYASABEgLaavD_BwE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06" calcext:value-type="currency">
            <text:p>$9.06</text:p>
          </table:table-cell>
          <table:table-cell office:value-type="float" office:value="5" calcext:value-type="float">
            <text:p>5</text:p>
          </table:table-cell>
          <table:table-cell table:formula="of:=IF([.E12] &gt; 0; ([.E12]/[.F12]) * [.D12]; &quot;&quot;)" office:value-type="currency" office:currency="USD" office:value="1.812" calcext:value-type="currency">
            <text:p>$1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p Switches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<text:a xlink:href="https://www.mouser.com/ProductDetail/CTS-Electronic-Components/206-2?qs=hDoPxpGr7ld%252BcxzivJDeaA%3D%3D&amp;mgh=1&amp;gclid=EAIaIQobChMI87-358rj8gIVjI3ICh0UuADCEAQYDSABEgIqaPD_BwE" xlink:type="simple">https://www.mouser.com/ProductDetail/CTS-Electronic-Components/206-2?qs=hDoPxpGr7ld%252BcxzivJDeaA%3D%3D&amp;mgh=1&amp;gclid=EAIaIQobChMI87-358rj8gIVjI3ICh0UuADCEAQYDSABEgIqaPD_BwE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2" calcext:value-type="currency">
            <text:p>$0.82</text:p>
          </table:table-cell>
          <table:table-cell office:value-type="float" office:value="1" calcext:value-type="float">
            <text:p>1</text:p>
          </table:table-cell>
          <table:table-cell table:formula="of:=IF([.E13] &gt; 0; ([.E13]/[.F13]) * [.D13]; &quot;&quot;)" office:value-type="currency" office:currency="USD" office:value="1.64" calcext:value-type="currency">
            <text:p>$1.64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14] &gt; 0; ([.E14]/[.F14]) * [.D14]; &quot;&quot;)">
            <text:p/>
          </table:table-cell>
          <table:table-cell table:number-columns-repeated="57"/>
        </table:table-row>
        <table:table-row table:style-name="ro2">
          <table:table-cell office:value-type="string" calcext:value-type="string">
            <text:p>Female 1x header strip</text:p>
          </table:table-cell>
          <table:table-cell/>
          <table:table-cell office:value-type="string" calcext:value-type="string">
            <text:p><text:a xlink:href="https://www.mouser.com/ProductDetail/TE-Connectivity/1-535541-0?qs=VKrXD49J9ErfIT2bXrgBeA%3D%3D&amp;mgh=1&amp;gclid=EAIaIQobChMIj6Dx7Ibj8gIVVAiICR1LVw4GEAQYASABEgKe8PD_BwE" xlink:type="simple">https://www.mouser.com/ProductDetail/TE-Connectivity/1-535541-0?qs=VKrXD49J9ErfIT2bXrgBeA%3D%3D&amp;mgh=1&amp;gclid=EAIaIQobChMIj6Dx7Ibj8gIVVAiICR1LVw4GEAQYASABEgKe8PD_BwE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64" calcext:value-type="currency">
            <text:p>$1.64</text:p>
          </table:table-cell>
          <table:table-cell office:value-type="float" office:value="10" calcext:value-type="float">
            <text:p>10</text:p>
          </table:table-cell>
          <table:table-cell table:formula="of:=IF([.E15] &gt; 0; ([.E15]/[.F15]) * [.D15]; &quot;&quot;)" office:value-type="currency" office:currency="USD" office:value="0.164" calcext:value-type="currency">
            <text:p>$0.1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ale 1x header strip</text:p>
          </table:table-cell>
          <table:table-cell/>
          <table:table-cell office:value-type="string" calcext:value-type="string">
            <text:p><text:a xlink:href="https://www.mouser.com/ProductDetail/Amphenol-FCI/10129378-936002BLF?qs=0lQeLiL1qybz0Vz5arXqeQ%3D%3D" xlink:type="simple">https://www.mouser.com/ProductDetail/Amphenol-FCI/10129378-936002BLF?qs=0lQeLiL1qybz0Vz5arXqeQ%3D%3D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0" calcext:value-type="float">
            <text:p>10</text:p>
          </table:table-cell>
          <table:table-cell table:formula="of:=IF([.E16] &gt; 0; ([.E16]/[.F16]) * [.D16]; &quot;&quot;)" office:value-type="currency" office:currency="USD" office:value="0.499" calcext:value-type="currency">
            <text:p>$0.5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ale 2x Header strip</text:p>
          </table:table-cell>
          <table:table-cell/>
          <table:table-cell office:value-type="string" calcext:value-type="string">
            <text:p><text:a xlink:href="https://www.mouser.com/ProductDetail/Wurth-Elektronik/61302021121?qs=PhR8RmCirEZfFC7Uo6m1yg%3D%3D&amp;mgh=1&amp;gclid=EAIaIQobChMIn8ftsIfj8gIVOtSzCh0LZw6bEAQYASABEgLtY_D_BwED" xlink:type="simple">https://www.mouser.com/ProductDetail/Wurth-Elektronik/61302021121?qs=PhR8RmCirEZfFC7Uo6m1yg%3D%3D&amp;mgh=1&amp;gclid=EAIaIQobChMIn8ftsIfj8gIVOtSzCh0LZw6bEAQYASABEgLtY_D_BwED</text:a>%3D&amp;mgh=1&amp;gclid=EAIaIQobChMIn8ftsIfj8gIVOtSzCh0LZw6bEAQYASABEgLtY_D_Bw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" calcext:value-type="float">
            <text:p>5</text:p>
          </table:table-cell>
          <table:table-cell table:formula="of:=IF([.E17] &gt; 0; ([.E17]/[.F17]) * [.D17]; &quot;&quot;)" office:value-type="currency" office:currency="USD" office:value="1.398" calcext:value-type="currency">
            <text:p>$1.4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Opional dip socket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<text:a xlink:href="https://www.ebay.com/itm/122557703114/" xlink:type="simple">https://www.ebay.com/itm/122557703114/</text:a> OR <text:a xlink:href="https://www.mouser.com/ProductDetail/TE-Connectivity/1-2199298-4?qs=fK8dlpkaUMvpL10rY9Abiw%3D%3D" xlink:type="simple">https://www.mouser.com/ProductDetail/TE-Connectivity/1-2199298-4?qs=fK8dlpkaUMvpL10rY9Abiw%3D%3D</text:a>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office:value-type="float" office:value="10" calcext:value-type="float">
            <text:p>10</text:p>
          </table:table-cell>
          <table:table-cell table:formula="of:=IF([.E18] &gt; 0; ([.E18]/[.F18]) * [.D18]; &quot;&quot;)" office:value-type="currency" office:currency="USD" office:value="0.717" calcext:value-type="currency">
            <text:p>$0.7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19] &gt; 0; ([.E19]/[.F19]) * [.D19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0] &gt; 0; ([.E20]/[.F20]) * [.D20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1] &gt; 0; ([.E21]/[.F21]) * [.D21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2] &gt; 0; ([.E22]/[.F22]) * [.D22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3] &gt; 0; ([.E23]/[.F23]) * [.D23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4] &gt; 0; ([.E24]/[.F24]) * [.D24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5] &gt; 0; ([.E25]/[.F25]) * [.D25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6] &gt; 0; ([.E26]/[.F26]) * [.D26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7] &gt; 0; ([.E27]/[.F27]) * [.D27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8] &gt; 0; ([.E28]/[.F28]) * [.D28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29] &gt; 0; ([.E29]/[.F29]) * [.D29]; &quot;&quot;)">
            <text:p/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IF([.E30] &gt; 0; ([.E30]/[.F30]) * [.D30]; &quot;&quot;)">
            <text:p/>
          </table:table-cell>
          <table:table-cell table:number-columns-repeated="57"/>
        </table:table-row>
        <table:table-row table:style-name="ro1" table:visibility="collapse">
          <table:table-cell table:number-columns-repeated="6"/>
          <table:table-cell table:formula="of:=IF([.E31] &gt; 0; [.E31]/[.F31]; &quot;&quot;)">
            <text:p/>
          </table:table-cell>
          <table:table-cell table:number-columns-repeated="57"/>
        </table:table-row>
        <table:table-row table:style-name="ro1" table:visibility="collapse" table:number-rows-repeated="1048544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5:43:53.600637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6T11:48:43.008585711</meta:creation-date>
    <dc:date>2021-09-03T15:59:15.587557919</dc:date>
    <meta:editing-duration>PT43M25S</meta:editing-duration>
    <meta:editing-cycles>8</meta:editing-cycles>
    <meta:generator>LibreOffice/7.1.5.2$Linux_X86_64 LibreOffice_project/c18cfcb0f8824ad4ef2fc2ec0bd004713f8a9d14</meta:generator>
    <meta:document-statistic meta:table-count="1" meta:cell-count="114" meta:object-count="0"/>
    <meta:user-defined meta:name="qrichtext">1</meta:user-defined>
  </office:meta>
</office:document-meta>
</file>